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186cm" fo:min-width="12.936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9.348cm" fo:min-width="9.098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6.907cm" fo:min-width="16.667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svg:stroke-color="#ff0000" draw:fill-color="#fafafa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6" style:family="graphic" style:parent-style-name="standard">
      <style:graphic-properties draw:stroke="none" draw:fill-color="#f7931a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-color="#f7931a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9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3.572cm" svg:height="13.572cm" svg:x="2.714cm" svg:y="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draw:layer="layout" svg:width="17.192cm" svg:height="17.192cm" svg:x="0.904cm" svg:y="0.904cm">
          <text:p text:style-name="P4"><text:span text:style-name="T1">Suomen Bitcoin-yhdistys ry <text:s text:c="6"/>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132.232797768589 9381.02500030859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draw:layer="layout" svg:width="17.192cm" svg:height="17.192cm" svg:x="0.904cm" svg:y="0.904cm">
          <text:p text:style-name="P4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63.7116086058992 9797.32529381727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0.293cm" svg:height="0.295cm" svg:x="9.41cm" svg:y="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95cm" svg:height="0.295cm" svg:x="4.704cm" svg:y="1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93cm" svg:height="0.295cm" svg:x="13.934cm" svg:y="1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6" draw:layer="layout" svg:width="8.214cm" svg:height="10.873cm" svg:x="5.139cm" svg:y="3.918cm" svg:viewBox="0 0 8215 10874" svg:d="M8194 4372c171-1143-700-1757-1889-2167 128-516 257-1032 386-1548-314-78-628-157-942-235-125 503-251 1005-376 1508-248-63-502-121-755-178 126-506 252-1011 378-1517-314-78-628-157-942-235-128 516-257 1032-385 1547-206-47-406-93-601-142 0-1 0-3 0-4-433-108-866-216-1299-325-84 336-167 672-251 1007 228 57 699 160 685 170 381 95 450 348 439 548-147 588-294 1175-440 1763 26 7 60 16 98 32-31-8-65-16-99-25-206 824-411 1647-617 2470-47 116-165 291-432 225 10 13-456-115-685-172-155 360-311 719-467 1079 409 102 817 204 1226 306 228 56 451 116 672 173-130 522-260 1044-390 1565 313 79 627 157 941 235 129-516 258-1032 386-1549 257 70 506 134 751 195-128 514-256 1028-385 1541 314 79 628 157 942 235 130-520 260-1041 390-1562 1607 304 2815 181 3324-1272 409-1170-21-1844-866-2285 615-141 1079-546 1203-1383zM6041 7390c-291 1171-2261 538-2900 379 172-691 345-1383 518-2074 638 160 2687 475 2382 1695zM6332 4354c-266 1065-1905 524-2437 392 157-627 313-1255 469-1882 532 133 2245 381 1968 1490z">
          <text:p/>
        </draw:path>
        <draw:custom-shape draw:style-name="gr6" draw:text-style-name="P7" draw:layer="layout" svg:width="0.127cm" svg:height="0.114cm" draw:transform="skewX (0.0176278254451427) rotate (-0.222005880853679) translate (7.351cm 8.4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1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4T14:50:35.817856984</dc:date>
    <meta:editing-duration>PT3H7M32S</meta:editing-duration>
    <meta:editing-cycles>21</meta:editing-cycles>
    <meta:generator>LibreOffice/7.3.7.2$Linux_X86_64 LibreOffice_project/30$Build-2</meta:generator>
    <meta:document-statistic meta:object-count="9"/>
  </office:meta>
</office:document-meta>
</file>